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5cm" fo:min-width="4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35cm" fo:min-width="4.7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1.25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marker-start="Arrow" draw:textarea-vertical-align="middle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marker-start="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line-height="200%"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5.2cm" svg:height="3.6cm" svg:x="2.6cm" svg:y="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cm" svg:y1="19cm" svg:x2="7.8cm" svg:y2="19cm">
          <text:p/>
        </draw:line>
        <draw:custom-shape draw:style-name="gr3" draw:text-style-name="P1" xml:id="id2" draw:id="id2" draw:layer="layout" svg:width="5.2cm" svg:height="3.6cm" svg:x="2.5cm" svg:y="12.2cm">
          <text:p text:style-name="P1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13.2cm" svg:x2="7.7cm" svg:y2="13.2cm">
          <text:p/>
        </draw:line>
        <draw:frame draw:style-name="gr4" draw:text-style-name="P2" draw:layer="layout" svg:width="2.9cm" svg:height="0.962cm" svg:x="3.7cm" svg:y="12.3cm">
          <draw:text-box>
            <text:p text:style-name="P2"><text:span text:style-name="T1">Rule</text:span></text:p>
          </draw:text-box>
        </draw:frame>
        <draw:custom-shape draw:style-name="gr3" draw:text-style-name="P1" xml:id="id1" draw:id="id1" draw:layer="layout" svg:width="5.2cm" svg:height="3.6cm" svg:x="3.3cm" svg:y="5.1cm">
          <text:p text:style-name="P1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cm" svg:y1="6.1cm" svg:x2="8.5cm" svg:y2="6.1cm">
          <text:p/>
        </draw:line>
        <draw:frame draw:style-name="gr4" draw:text-style-name="P1" draw:layer="layout" svg:width="3.4cm" svg:height="0.962cm" svg:x="4.3cm" svg:y="5.2cm">
          <draw:text-box>
            <text:p text:style-name="P1">Source</text:p>
          </draw:text-box>
        </draw:frame>
        <draw:custom-shape draw:style-name="gr3" draw:text-style-name="P1" xml:id="id4" draw:id="id4" draw:layer="layout" svg:width="5.2cm" svg:height="3.6cm" svg:x="12.4cm" svg:y="12cm">
          <text:p text:style-name="P1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4cm" svg:y1="13cm" svg:x2="17.6cm" svg:y2="13cm">
          <text:p/>
        </draw:line>
        <draw:frame draw:style-name="gr4" draw:text-style-name="P1" draw:layer="layout" svg:width="3.9cm" svg:height="0.962cm" svg:x="13cm" svg:y="12.1cm">
          <draw:text-box>
            <text:p text:style-name="P1">Lemma</text:p>
          </draw:text-box>
        </draw:frame>
        <draw:custom-shape draw:style-name="gr3" draw:text-style-name="P3" xml:id="id6" draw:id="id6" draw:layer="layout" svg:width="5.2cm" svg:height="3.6cm" svg:x="13cm" svg:y="24.4cm">
          <text:p text:style-name="P3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cm" svg:y1="25.4cm" svg:x2="18.2cm" svg:y2="25.4cm">
          <text:p/>
        </draw:line>
        <draw:frame draw:style-name="gr4" draw:text-style-name="P1" draw:layer="layout" svg:width="4.4cm" svg:height="0.962cm" svg:x="13.5cm" svg:y="24.5cm">
          <draw:text-box>
            <text:p text:style-name="P1">Opinion</text:p>
          </draw:text-box>
        </draw:frame>
        <draw:custom-shape draw:style-name="gr3" draw:text-style-name="P3" xml:id="id7" draw:id="id7" draw:layer="layout" svg:width="5.2cm" svg:height="3.6cm" svg:x="12.4cm" svg:y="17.8cm">
          <text:p text:style-name="P3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4cm" svg:y1="18.9cm" svg:x2="17.6cm" svg:y2="18.9cm">
          <text:p/>
        </draw:line>
        <draw:frame draw:style-name="gr5" draw:text-style-name="P4" xml:id="id5" draw:id="id5" draw:layer="layout" svg:width="5.2cm" svg:height="1.505cm" svg:x="12.4cm" svg:y="18cm">
          <draw:text-box>
            <text:p text:style-name="P4"><text:span text:style-name="T2">PatternSugestionPair</text:span></text:p>
          </draw:text-box>
        </draw:frame>
        <draw:frame draw:style-name="gr6" draw:text-style-name="P1" draw:layer="layout" svg:width="4.9cm" svg:height="1.673cm" svg:x="2.8cm" svg:y="18.1cm">
          <draw:text-box>
            <text:p text:style-name="P1">ExactMatching</text:p>
          </draw:text-box>
        </draw:frame>
        <draw:custom-shape draw:style-name="gr3" draw:text-style-name="P1" xml:id="id3" draw:id="id3" draw:layer="layout" svg:width="5.2cm" svg:height="3.6cm" svg:x="12.5cm" svg:y="5cm">
          <text:p text:style-name="P1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5cm" svg:y1="6cm" svg:x2="17.7cm" svg:y2="6cm">
          <text:p/>
        </draw:line>
        <draw:frame draw:style-name="gr4" draw:text-style-name="P1" draw:layer="layout" svg:width="3.5cm" svg:height="0.962cm" svg:x="13.4cm" svg:y="5.1cm">
          <draw:text-box>
            <text:p text:style-name="P1">User</text:p>
          </draw:text-box>
        </draw:frame>
        <draw:custom-shape draw:style-name="gr3" draw:text-style-name="P1" draw:layer="layout" svg:width="5.2cm" svg:height="3.6cm" svg:x="3.4cm" svg:y="23.5cm">
          <text:p text:style-name="P1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cm" svg:y1="24.5cm" svg:x2="8.6cm" svg:y2="24.5cm">
          <text:p/>
        </draw:line>
        <draw:frame draw:style-name="gr6" draw:text-style-name="P1" draw:layer="layout" svg:width="3.6cm" svg:height="1.673cm" svg:x="4.1cm" svg:y="23.6cm">
          <draw:text-box>
            <text:p text:style-name="P1">Keyword</text:p>
          </draw:text-box>
        </draw:frame>
        <draw:connector draw:style-name="gr7" draw:text-style-name="P1" draw:layer="layout" svg:x1="5.9cm" svg:y1="8.7cm" svg:x2="5.1cm" svg:y2="12.2cm" draw:start-shape="id1" draw:start-glue-point="2" draw:end-shape="id2" svg:d="M5900 8700v1750h-800v1750" svg:viewBox="0 0 801 3501">
          <text:p/>
        </draw:connector>
        <draw:connector draw:style-name="gr8" draw:text-style-name="P1" draw:layer="layout" svg:x1="8.5cm" svg:y1="6.9cm" svg:x2="12.5cm" svg:y2="6.8cm" draw:start-shape="id1" draw:start-glue-point="1" draw:end-shape="id3" svg:d="M8500 6900h2000v-100h2000" svg:viewBox="0 0 4001 101">
          <text:p/>
        </draw:connector>
        <draw:connector draw:style-name="gr7" draw:text-style-name="P1" draw:layer="layout" svg:x1="7.7cm" svg:y1="14cm" svg:x2="12.4cm" svg:y2="13.8cm" draw:start-shape="id2" draw:start-glue-point="1" draw:end-shape="id4" svg:d="M7700 14000h2350v-200h2350" svg:viewBox="0 0 4701 201">
          <text:p/>
        </draw:connector>
        <draw:connector draw:style-name="gr9" draw:text-style-name="P1" draw:layer="layout" svg:x1="15cm" svg:y1="15.6cm" svg:x2="15cm" svg:y2="18cm" draw:start-shape="id4" draw:end-shape="id5" svg:d="M15000 15600v2400" svg:viewBox="0 0 1 2401">
          <text:p/>
        </draw:connector>
        <draw:connector draw:style-name="gr7" draw:text-style-name="P1" draw:layer="layout" svg:x1="15.6cm" svg:y1="24.4cm" svg:x2="15cm" svg:y2="21.4cm" draw:start-shape="id6" draw:end-shape="id7" svg:d="M15600 24400v-1500h-600v-1500" svg:viewBox="0 0 601 3001">
          <text:p/>
        </draw:connector>
        <draw:connector draw:style-name="gr7" draw:text-style-name="P1" draw:layer="layout" svg:x1="12.4cm" svg:y1="19.6cm" svg:x2="7.8cm" svg:y2="19.8cm" draw:start-shape="id7" draw:start-glue-point="3" draw:end-shape="id8" draw:end-glue-point="1" svg:d="M12400 19600h-2300v200h-2300" svg:viewBox="0 0 4601 201">
          <text:p/>
        </draw:connector>
        <draw:connector draw:style-name="gr7" draw:text-style-name="P1" draw:layer="layout" svg:x1="5.1cm" svg:y1="15.8cm" svg:x2="5.2cm" svg:y2="18cm" draw:start-shape="id2" draw:start-glue-point="2" draw:end-shape="id8" draw:end-glue-point="0" svg:d="M5100 15800v1100h100v1100" svg:viewBox="0 0 101 2201">
          <text:p/>
        </draw:connector>
        <draw:connector draw:style-name="gr9" draw:text-style-name="P1" draw:layer="layout" svg:x1="5.1cm" svg:y1="12.2cm" svg:x2="15.1cm" svg:y2="8.6cm" draw:start-shape="id2" draw:end-shape="id3" draw:end-glue-point="2" svg:d="M5100 12200v-1800h10000v-1800" svg:viewBox="0 0 10001 3601">
          <text:p/>
        </draw:connector>
        <draw:frame draw:style-name="gr10" draw:layer="layout" svg:width="4.5cm" svg:height="2.384cm" svg:x="2.9cm" svg:y="19.2cm">
          <draw:text-box>
            <text:p>Pattern</text:p>
            <text:p>Sugestion</text:p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shio Mori</meta:initial-creator>
    <meta:creation-date>2016-03-19T09:46:06.644015600</meta:creation-date>
    <dc:date>2016-03-19T10:22:35.683182222</dc:date>
    <dc:creator>Yoshio Mori</dc:creator>
    <meta:editing-duration>PT5M48S</meta:editing-duration>
    <meta:editing-cycles>1</meta:editing-cycles>
    <meta:generator>LibreOffice/4.3.3.2$Linux_X86_64 LibreOffice_project/430m0$Build-2</meta:generator>
    <meta:document-statistic meta:object-count="33"/>
  </office:meta>
</office:document-meta>
</file>